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équence GBF en Hz</text:p>
          </table:table-cell>
          <table:table-cell office:value-type="string" calcext:value-type="string">
            <text:p>w en rad/s</text:p>
          </table:table-cell>
          <table:table-cell office:value-type="string" calcext:value-type="string">
            <text:p>uc en 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dB</text:p>
          </table:table-cell>
          <table:table-cell office:value-type="string" calcext:value-type="string">
            <text:p>W0 = 10000 rad/s</text:p>
          </table:table-cell>
          <table:table-cell office:value-type="string" calcext:value-type="string">
            <text:p>F0 = 5000/pi H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RODUCT(2;3.1415;[.A2])" office:value-type="float" office:value="6.283" calcext:value-type="float">
            <text:p>6,283</text:p>
          </table:table-cell>
          <table:table-cell office:value-type="float" office:value="4.3" calcext:value-type="float">
            <text:p>4,3</text:p>
          </table:table-cell>
          <table:table-cell table:formula="of:= [.C2]/5" office:value-type="float" office:value="0.86" calcext:value-type="float">
            <text:p>0,86</text:p>
          </table:table-cell>
          <table:table-cell table:formula="of:= PRODUCT(20; LOG10([.C2]/5))" office:value-type="float" office:value="-1.31003097512865" calcext:value-type="float">
            <text:p>-1,31003097512865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PRODUCT(2;3.1415;[.A3])" office:value-type="float" office:value="7.5396" calcext:value-type="float">
            <text:p>7,5396</text:p>
          </table:table-cell>
          <table:table-cell office:value-type="float" office:value="4" calcext:value-type="float">
            <text:p>4</text:p>
          </table:table-cell>
          <table:table-cell table:formula="of:= [.C3]/5" office:value-type="float" office:value="0.8" calcext:value-type="float">
            <text:p>0,8</text:p>
          </table:table-cell>
          <table:table-cell table:formula="of:= PRODUCT(20; LOG10([.C3]/5))" office:value-type="float" office:value="-1.93820026016113" calcext:value-type="float">
            <text:p>-1,93820026016113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PRODUCT(2;3.1415;[.A4])" office:value-type="float" office:value="8.7962" calcext:value-type="float">
            <text:p>8,7962</text:p>
          </table:table-cell>
          <table:table-cell office:value-type="float" office:value="3.8" calcext:value-type="float">
            <text:p>3,8</text:p>
          </table:table-cell>
          <table:table-cell table:formula="of:= [.C4]/5" office:value-type="float" office:value="0.76" calcext:value-type="float">
            <text:p>0,76</text:p>
          </table:table-cell>
          <table:table-cell table:formula="of:= PRODUCT(20; LOG10([.C4]/5))" office:value-type="float" office:value="-2.38372815438417" calcext:value-type="float">
            <text:p>-2,38372815438417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PRODUCT(2;3.1415;[.A5])" office:value-type="float" office:value="10.0528" calcext:value-type="float">
            <text:p>10,0528</text:p>
          </table:table-cell>
          <table:table-cell office:value-type="float" office:value="3.6" calcext:value-type="float">
            <text:p>3,6</text:p>
          </table:table-cell>
          <table:table-cell table:formula="of:= [.C5]/5" office:value-type="float" office:value="0.72" calcext:value-type="float">
            <text:p>0,72</text:p>
          </table:table-cell>
          <table:table-cell table:formula="of:= PRODUCT(20; LOG10([.C5]/5))" office:value-type="float" office:value="-2.85335007137463" calcext:value-type="float">
            <text:p>-2,85335007137463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PRODUCT(2;3.1415;[.A6])" office:value-type="float" office:value="11.3094" calcext:value-type="float">
            <text:p>11,3094</text:p>
          </table:table-cell>
          <table:table-cell office:value-type="float" office:value="3.4" calcext:value-type="float">
            <text:p>3,4</text:p>
          </table:table-cell>
          <table:table-cell table:formula="of:= [.C6]/5" office:value-type="float" office:value="0.68" calcext:value-type="float">
            <text:p>0,68</text:p>
          </table:table-cell>
          <table:table-cell table:formula="of:= PRODUCT(20; LOG10([.C6]/5))" office:value-type="float" office:value="-3.34982174587527" calcext:value-type="float">
            <text:p>-3,349821745875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RODUCT(2;3.1415;[.A7])" office:value-type="float" office:value="12.566" calcext:value-type="float">
            <text:p>12,566</text:p>
          </table:table-cell>
          <table:table-cell office:value-type="float" office:value="3.2" calcext:value-type="float">
            <text:p>3,2</text:p>
          </table:table-cell>
          <table:table-cell table:formula="of:= [.C7]/5" office:value-type="float" office:value="0.64" calcext:value-type="float">
            <text:p>0,64</text:p>
          </table:table-cell>
          <table:table-cell table:formula="of:= PRODUCT(20; LOG10([.C7]/5))" office:value-type="float" office:value="-3.87640052032226" calcext:value-type="float">
            <text:p>-3,876400520322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1:18:36.862071370</meta:creation-date>
    <dc:date>2023-12-12T11:59:46.959147945</dc:date>
    <meta:editing-duration>PT30S</meta:editing-duration>
    <meta:editing-cycles>1</meta:editing-cycles>
    <meta:document-statistic meta:table-count="1" meta:cell-count="37" meta:object-count="0"/>
    <meta:generator>LibreOffice/7.3.7.2$Linux_X86_64 LibreOffice_project/30$Build-2</meta:generator>
  </office:meta>
</office:document-meta>
</file>